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467e" officeooo:paragraph-rsid="000a467e"/>
    </style:style>
    <style:style style:name="P2" style:family="paragraph" style:parent-style-name="Standard">
      <style:text-properties officeooo:rsid="000b0336" officeooo:paragraph-rsid="000b0336"/>
    </style:style>
    <style:style style:name="P3" style:family="paragraph" style:parent-style-name="Standard">
      <style:text-properties officeooo:rsid="000c7ada" officeooo:paragraph-rsid="000c7ada"/>
    </style:style>
    <style:style style:name="P4" style:family="paragraph" style:parent-style-name="Standard">
      <style:text-properties officeooo:rsid="000d8948" officeooo:paragraph-rsid="000d8948"/>
    </style:style>
    <style:style style:name="P5" style:family="paragraph" style:parent-style-name="Text_20_body">
      <style:text-properties officeooo:rsid="000e1756" officeooo:paragraph-rsid="000e1756"/>
    </style:style>
    <style:style style:name="P6" style:family="paragraph" style:parent-style-name="Text_20_body">
      <style:text-properties officeooo:rsid="000e1ae9" officeooo:paragraph-rsid="000e1ae9"/>
    </style:style>
    <style:style style:name="P7" style:family="paragraph" style:parent-style-name="Text_20_body">
      <style:text-properties officeooo:rsid="00101c97" officeooo:paragraph-rsid="00101c97"/>
    </style:style>
    <style:style style:name="P8" style:family="paragraph" style:parent-style-name="Text_20_body">
      <style:text-properties officeooo:rsid="00124980" officeooo:paragraph-rsid="00124980"/>
    </style:style>
    <style:style style:name="P9" style:family="paragraph" style:parent-style-name="Text_20_body">
      <style:text-properties officeooo:rsid="00169723" officeooo:paragraph-rsid="00169723"/>
    </style:style>
    <style:style style:name="P10" style:family="paragraph" style:parent-style-name="Text_20_body">
      <style:text-properties officeooo:rsid="0018e2ba" officeooo:paragraph-rsid="0018e2ba"/>
    </style:style>
    <style:style style:name="P11" style:family="paragraph" style:parent-style-name="Text_20_body">
      <style:text-properties officeooo:rsid="001a07a5" officeooo:paragraph-rsid="001a07a5"/>
    </style:style>
    <style:style style:name="P12" style:family="paragraph" style:parent-style-name="Text_20_body">
      <style:text-properties officeooo:rsid="001dc9c9" officeooo:paragraph-rsid="001dc9c9"/>
    </style:style>
    <style:style style:name="P13" style:family="paragraph" style:parent-style-name="Text_20_body">
      <style:text-properties officeooo:rsid="001ec5d8" officeooo:paragraph-rsid="001ec5d8"/>
    </style:style>
    <style:style style:name="P14" style:family="paragraph" style:parent-style-name="Text_20_body">
      <style:text-properties officeooo:rsid="001fa022" officeooo:paragraph-rsid="001fa022"/>
    </style:style>
    <style:style style:name="P15" style:family="paragraph" style:parent-style-name="Text_20_body">
      <style:text-properties officeooo:rsid="00218ddb" officeooo:paragraph-rsid="00218ddb"/>
    </style:style>
    <style:style style:name="P16" style:family="paragraph" style:parent-style-name="Text_20_body">
      <style:text-properties officeooo:rsid="0021c030" officeooo:paragraph-rsid="0021c030"/>
    </style:style>
    <style:style style:name="P17" style:family="paragraph" style:parent-style-name="Text_20_body">
      <style:text-properties officeooo:rsid="0022a514" officeooo:paragraph-rsid="0022a514"/>
    </style:style>
    <style:style style:name="T1" style:family="text">
      <style:text-properties officeooo:rsid="000e1ae9"/>
    </style:style>
    <style:style style:name="T2" style:family="text">
      <style:text-properties officeooo:rsid="000e38ff"/>
    </style:style>
    <style:style style:name="T3" style:family="text">
      <style:text-properties officeooo:rsid="00124980"/>
    </style:style>
    <style:style style:name="T4" style:family="text">
      <style:text-properties officeooo:rsid="0014385a"/>
    </style:style>
    <style:style style:name="T5" style:family="text">
      <style:text-properties officeooo:rsid="0017cbf9"/>
    </style:style>
    <style:style style:name="T6" style:family="text">
      <style:text-properties officeooo:rsid="0018e2ba"/>
    </style:style>
    <style:style style:name="T7" style:family="text">
      <style:text-properties officeooo:rsid="001a07a5"/>
    </style:style>
    <style:style style:name="T8" style:family="text">
      <style:text-properties officeooo:rsid="001a752f"/>
    </style:style>
    <style:style style:name="T9" style:family="text">
      <style:text-properties officeooo:rsid="001f649b"/>
    </style:style>
    <style:style style:name="T10" style:family="text">
      <style:text-properties fo:font-weight="bold" style:font-weight-asian="bold" style:font-weight-complex="bold"/>
    </style:style>
    <style:style style:name="T11" style:family="text">
      <style:text-properties officeooo:rsid="00219592"/>
    </style:style>
    <style:style style:name="T12" style:family="text">
      <style:text-properties officeooo:rsid="00238f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itre I – L’informatique et les contrats</text:h>
      <text:p text:style-name="P1"/>
      <text:h text:style-name="Heading_20_3" text:outline-level="3">Qu’est-ce qu’un contrat ?</text:h>
      <text:p text:style-name="P1">Engagement entre deux parties (personnes morales ou physiques). </text:p>
      <text:p text:style-name="P1">Un contrat n’est pas forcément écrit , il peut être oral. Un contrat existe à partir du moment ou existe un échange de consentement entre les personnes qui veulent s’engager. </text:p>
      <text:p text:style-name="P2">C’est au prestataire de cadrer la solution, sinon le client sera toujours gagnant en cas de litige, car il n’est pas spécialiste, contrairement au prestataire. </text:p>
      <text:p text:style-name="P3">Ainsi, l’informaticien va intervenir dans la description du contrat, et il doit être précis pour être bien protégé. </text:p>
      <text:p text:style-name="P3"/>
      <text:h text:style-name="Heading_20_2" text:outline-level="2">A- Les deux principes cardinaux</text:h>
      <text:h text:style-name="Heading_20_3" text:outline-level="3">1- La bonne foi contractuelle</text:h>
      <text:p text:style-name="P4">Le matériel contractuel permet de sécuriser le paiement du client. Cela s’opère notamment en étant de bonne foi avec le client, c’est-à-dire en annonçant clairement la prestation qui va être faite. La bonne foi doit être présente lors de l’établissement du contrat et lors de la conception de la prestation. </text:p>
      <text:h text:style-name="Heading_20_3" text:outline-level="3">2- La liberté contractuelle</text:h>
      <text:p text:style-name="P5">A partir du moment ou l’on est de bonne foi, on peut convenir avec son client de convenir de tout et n’importe quoi, à condition de ne pas violer une loi. </text:p>
      <text:h text:style-name="Heading_20_2" text:outline-level="2">B- <text:span text:style-name="T1">La formation du contrat</text:span></text:h>
      <text:h text:style-name="Heading_20_3" text:outline-level="3">1- Les pourparlers</text:h>
      <text:p text:style-name="P6">Avant de rédiger un contrat, on commence par discuter avec le client/le fournisseur. <text:span text:style-name="T2">Cela permet de mettre en place des termes du futur contrat. Ils permettent de savoir, entre autre, si l’on a envie de passer contrat avec la personne. </text:span></text:p>
      <text:p text:style-name="P7">Il faut faire attention lors des pourparlers à bien rester de bonne foi, il faut annoncer au prestataire toutes ses arrières-pensées. En effet, dans le cas contraire, un prestataire peut être dédommagé du travail fournit, s’il peut prouver qu’il y a mauvaise foi. </text:p>
      <text:h text:style-name="Heading_20_3" text:outline-level="3">2- <text:span text:style-name="T3">Réunir les conditions de formation des contrats</text:span></text:h>
      <text:p text:style-name="P8">Il faut réunir trois conditions :</text:p>
      <text:p text:style-name="P8"><text:tab/>-Un échange de consentement</text:p>
      <text:p text:style-name="P8"><text:tab/>-Les parties sont en capacité</text:p>
      <text:p text:style-name="P8"><text:tab/>-l’objet du contrat est licite et certain</text:p>
      <text:p text:style-name="Heading"><text:soft-page-break/>a- L’échange de consentement</text:p>
      <text:p text:style-name="P8">Offre et acceptation : échange de consentement. Pour que cet échange ait lieu, l’offre doit avoir certaines caractéristiques <text:span text:style-name="T4">minimales.<text:line-break/>L’objet doit être déterminé, ainsi que le prix et la nature de l’opération. </text:span></text:p>
      <text:p text:style-name="P9">Le consentement des deux parties doit être éclairé : c’est-à-dire qu’il ne doit pas être atteint par un vice. Il est vicié s’il contient des erreurs sur les qualités essentielles, s’il y a tromperie (ou « dol », <text:span text:style-name="T5">voir réticence dolosive, c’est-à-dire que l’on connaît un élément qui peut nuire à la vente, sans en informer le client</text:span>), <text:span text:style-name="T6">ou s’il y a de la violence :</text:span></text:p>
      <text:p text:style-name="P9"><text:tab/><text:span text:style-name="T6">-Violence économique : faire pression sur l’autre partie pour obtenir un avantage excessif. </text:span></text:p>
      <text:p text:style-name="P10">Ces trois vices permettent d’annuler un contrat. </text:p>
      <text:p text:style-name="Heading"><text:span text:style-name="T7">b</text:span>- La capacité</text:p>
      <text:p text:style-name="P11">Pour passer un contrat il faut être capable, c’est-à-dire qu’il faut être majeur, <text:span text:style-name="T8">ne pas être sous tutelle ou curatelle. Dans le cas ou l’on a affaire à une entreprise (personne morale), il faut être sûr que la personne qui signe le contrat est bien autorisée à le faire, sinon il est nul. Il faut vérifier le k-bis, qui contient toutes les personnes habilitées. Si elle n’y est pas, il faut vérifier qu’elle possède une délégation de signature qui prouve que cette personne peut passer des contrats (la demander).</text:span></text:p>
      <text:p text:style-name="Heading">c- Contenu et objet licite et certain</text:p>
      <text:p text:style-name="P12">Globalement on doit s’engager dans un contrat sur quelque chose de certain (réalisable, selon l’état de l’art actuel).</text:p>
      <text:p text:style-name="P13">Dans le cas d’un programme difficile à réaliser, on peut passer un contrat de recherche et développement, <text:span text:style-name="T9">c’est-à-dire qu’il n’y a pas d’obligation de résultat. </text:span></text:p>
      <text:p text:style-name="P13"/>
      <text:p text:style-name="P14">Ces trois éléments doivent permettre de réaliser des contrats solides. Si ces trois éléments sont présents, même sans contrat papier, <text:span text:style-name="T10">l’engagement contractuel existe</text:span>. </text:p>
      <text:h text:style-name="Heading_20_3" text:outline-level="3">3- Contenu du contrat</text:h>
      <text:p text:style-name="P15">Il y a des obligations essentielles et accessoires. Les essentielles doivent être respectées à tout prix, tandis que les accessoires sont en option. <text:span text:style-name="T11">On peut limiter sa responsabilité sur une obligation accessoire, pas sur une essentielle. </text:span></text:p>
      <text:p text:style-name="P16">Ces deux types d’obligation permettent de prioriser les actions à réaliser par le développeur (une date de livraison fixée ou une fonctionnalité à coder absolument par exemple, quitte a retarder la livraison). </text:p>
      <text:p text:style-name="P17">Il faut éviter de mettre des clauses abusives dans les contrats : Ce sont des clauses qui créent un déséquilibre significatif entre les droits <text:span text:style-name="T12">et obligations </text:span>des part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4:29:42.871385249</meta:creation-date>
    <meta:generator>LibreOffice/5.2.7.2$Linux_X86_64 LibreOffice_project/20m0$Build-2</meta:generator>
    <dc:date>2019-11-19T17:24:54.485619767</dc:date>
    <meta:editing-duration>PT2H6M46S</meta:editing-duration>
    <meta:editing-cycles>25</meta:editing-cycles>
    <meta:document-statistic meta:table-count="0" meta:image-count="0" meta:object-count="0" meta:page-count="2" meta:paragraph-count="35" meta:word-count="694" meta:character-count="4256" meta:non-whitespace-character-count="3576"/>
  </office:meta>
</office:document-meta>
</file>